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paragraph-properties fo:break-before="page"/>
    </style:style>
    <style:style style:name="P6" style:parent-style-name="Heading1" style:family="paragraph">
      <style:text-properties fo:color="#000000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end"/>
    </style:style>
    <style:style style:name="P1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break-before="page"/>
    </style:style>
    <style:style style:name="P20" style:parent-style-name="Heading1" style:family="paragraph">
      <style:text-properties fo:color="#000000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/>
    </style:style>
    <style:style style:name="P25" style:parent-style-name="Normal" style:family="paragraph">
      <style:paragraph-properties fo:break-before="page"/>
    </style:style>
    <style:style style:name="T26" style:parent-style-name="DefaultParagraphFont" style:family="text">
      <style:text-properties fo:color="#000000"/>
    </style:style>
    <style:style style:name="TableColumn28" style:family="table-column">
      <style:table-column-properties style:column-width="1.2618in"/>
    </style:style>
    <style:style style:name="TableColumn29" style:family="table-column">
      <style:table-column-properties style:column-width="0.875in"/>
    </style:style>
    <style:style style:name="TableColumn30" style:family="table-column">
      <style:table-column-properties style:column-width="0.9965in"/>
    </style:style>
    <style:style style:name="TableColumn31" style:family="table-column">
      <style:table-column-properties style:column-width="1.5618in"/>
    </style:style>
    <style:style style:name="Table27" style:family="table">
      <style:table-properties style:width="4.6951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38in solid #7BA0CD" fo:background-color="#4F81BD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5" style:family="table-cell">
      <style:table-cell-properties fo:border="0.0138in solid #7BA0CD" fo:background-color="#4F81BD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7" style:family="table-cell">
      <style:table-cell-properties fo:border="0.0138in solid #7BA0CD" fo:background-color="#4F81BD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9" style:family="table-cell">
      <style:table-cell-properties fo:border="0.0138in solid #7BA0CD" fo:background-color="#4F81BD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1" style:family="table-row">
      <style:table-row-properties/>
    </style:style>
    <style:style style:name="TableCell42" style:family="table-cell">
      <style:table-cell-properties fo:border="0.0138in solid #7BA0CD" fo:background-color="#D3DFEE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138in solid #7BA0CD" fo:background-color="#D3DFE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138in solid #7BA0CD" fo:background-color="#D3DFE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138in solid #7BA0CD" fo:background-color="#D3DFE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138in solid #7BA0CD" fo:background-color="#D3DFEE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="0.0138in solid #7BA0CD" fo:background-color="#D3DFE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138in solid #7BA0CD" fo:background-color="#D3DFE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138in solid #7BA0CD" fo:background-color="#D3DFE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138in solid #7BA0CD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="0.0138in solid #7BA0CD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138in solid #7BA0CD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138in solid #7BA0CD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138in solid #7BA0CD" fo:background-color="#D3DFE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138in solid #7BA0CD" fo:background-color="#D3DFE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138in solid #7BA0CD" fo:background-color="#D3DFEE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138in solid #7BA0CD" fo:background-color="#D3DFE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138in solid #7BA0CD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138in solid #7BA0CD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138in solid #7BA0CD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138in solid #7BA0CD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138in solid #7BA0CD" fo:background-color="#D3DFE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138in solid #7BA0CD" fo:background-color="#D3DFE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138in solid #7BA0CD" fo:background-color="#D3DFEE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138in solid #7BA0CD" fo:background-color="#D3DFEE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138in solid #7BA0CD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8" style:family="table-cell">
      <style:table-cell-properties fo:border="0.0138in solid #7BA0CD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138in solid #7BA0CD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138in solid #7BA0CD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138in solid #7BA0CD" fo:background-color="#D3DFEE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" style:family="table-cell">
      <style:table-cell-properties fo:border="0.0138in solid #7BA0CD" fo:background-color="#D3DFE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138in solid #7BA0CD" fo:background-color="#D3DFEE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138in solid #7BA0CD" fo:background-color="#D3DFEE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2778in" svg:stroke-color="#000000" draw:marker-end="a38" svg:stroke-opacity="100%" draw:shadow="visible" draw:shadow-offset-x="0in" draw:shadow-offset-y="0.02187in" draw:shadow-color="#000000" draw:shadow-opacity="38%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1">
      <style:graphic-properties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2778in" svg:stroke-color="#4f81bd" draw:marker-end="a42" svg:stroke-opacity="100%" draw:shadow="visible" draw:shadow-offset-x="0in" draw:shadow-offset-y="0.02187in" draw:shadow-color="#000000" draw:shadow-opacity="38%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44">
      <style:graphic-properties draw:fill="none" draw:stroke="solid" svg:stroke-width="0.02778in" svg:stroke-color="#385d8a" svg:stroke-opacity="100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2778in" svg:stroke-color="#4f81bd" draw:marker-end="a47" svg:stroke-opacity="100%" draw:shadow="visible" draw:shadow-offset-x="0in" draw:shadow-offset-y="0.02187in" draw:shadow-color="#000000" draw:shadow-opacity="38%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  <style:style style:family="graphic" style:name="a34">
      <style:graphic-properties draw:fill="none" draw:stroke="solid" svg:stroke-width="0.02778in" svg:stroke-color="#000000" draw:marker-end="a33" svg:stroke-opacity="100%" draw:shadow="visible" draw:shadow-offset-x="0in" draw:shadow-offset-y="0.02187in" draw:shadow-color="#000000" draw:shadow-opacity="38%"/>
    </style:style>
    <style:style style:family="graphic" style:name="a35">
      <style:graphic-properties draw:fill="none" draw:stroke="solid" svg:stroke-width="0.02778in" svg:stroke-color="#385d8a" svg:stroke-opacity="100%"/>
    </style:style>
    <style:style style:family="graphic" style:name="a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esign outline for the Xmega-E5</text:p>
      <text:p text:style-name="Normal">The following lists the design requirements for the Xmega-E5 to be used as a variable frequency oscillator (VFO) for the synth. Output waveforms will be<text:s/>sine or triangle and square. The document consists of:</text:p>
      <text:list text:style-name="LFO1" text:continue-numbering="true">
        <text:list-item>
          <text:p text:style-name="P2"><text:a xlink:href="#_Xmega-E5_ADD" office:target-frame-name="_top" xlink:show="replace"><text:span text:style-name="Hyperlink">Xmega-E5 ADD</text:span></text:a></text:p>
        </text:list-item>
        <text:list-item>
          <text:p text:style-name="P3"><text:a xlink:href="#_System_requirements" office:target-frame-name="_top" xlink:show="replace"><text:span text:style-name="Hyperlink">System Requirements</text:span></text:a></text:p>
        </text:list-item>
        <text:list-item>
          <text:p text:style-name="P4"><text:a xlink:href="#_Xmega-E5_Pin_outs" office:target-frame-name="_top" xlink:show="replace"><text:span text:style-name="Hyperlink">Xmega-E5 Pinouts</text:span></text:a><text:s/></text:p>
        </text:list-item>
      </text:list>
      <text:p text:style-name="P5"/>
      <text:h text:style-name="P6" text:outline-level="1"><text:bookmark-start text:name="_Xmega-E5_ADD"/><text:bookmark-end text:name="_Xmega-E5_ADD"/>Xmega-E5 ADD</text:h>
      <text:p text:style-name="Normal"><text:span text:style-name="T7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8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9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10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11">Button Sine or Triangle</text:p></draw:text-box><svg:title/><svg:desc/></draw:frame></draw:g></text:span></text:p>
      <text:p text:style-name="Normal"/>
      <text:p text:style-name="Normal"><text:span text:style-name="T12"><draw:g draw:name="Group 32" draw:id="id30" draw:style-name="a41" text:anchor-type="as-char"><svg:title/><svg:desc/><draw:connector draw:type="line" svg:x1="0in" svg:y1="0.36667in" svg:x2="1.25833in" svg:y2="0.36667in" draw:id="id24" draw:style-name="a34" draw:name="Straight Arrow Connector 25"><svg:title/><svg:desc/></draw:connector><draw:custom-shape svg:x="1.26667in" svg:y="0in" svg:width="2.325in" svg:height="0.79167in" draw:id="id25" draw:style-name="a35" draw:name="Rectangle 26"><svg:title/><svg:desc/><draw:enhanced-geometry draw:type="non-primitive" svg:viewBox="0 0 21600 21600" draw:enhanced-path="M 0 0 L 21600 0 21600 21600 0 21600 Z N"/></draw:custom-shape><draw:frame draw:id="id26" draw:style-name="a36" draw:name="Text Box 28" svg:x="1.675in" svg:y="0.23333in" svg:width="1.53333in" svg:height="0.31667in" style:rel-width="scale" style:rel-height="scale"><draw:text-box><text:p text:style-name="P13">Voltage translation</text:p></draw:text-box><svg:title/><svg:desc/></draw:frame><draw:frame draw:id="id27" draw:style-name="a37" draw:name="Text Box 29" svg:x="0.20833in" svg:y="0.08333in" svg:width="1.05in" svg:height="0.29167in" style:rel-width="scale" style:rel-height="scale"><draw:text-box><text:p text:style-name="P14">Square Wave</text:p></draw:text-box><svg:title/><svg:desc/></draw:frame><draw:connector draw:type="line" svg:x1="3.59167in" svg:y1="0.46667in" svg:x2="4.85in" svg:y2="0.46667in" draw:id="id28" draw:style-name="a39" draw:name="Straight Arrow Connector 30"><svg:title/><svg:desc/></draw:connector><draw:frame draw:id="id29" draw:style-name="a40" draw:name="Text Box 31" svg:x="3.58333in" svg:y="0.14167in" svg:width="1.05833in" svg:height="0.31667in" style:rel-width="scale" style:rel-height="scale"><draw:text-box><text:p text:style-name="Normal">Square Wave</text:p></draw:text-box><svg:title/><svg:desc/></draw:frame></draw:g></text:span></text:p>
      <text:p text:style-name="Normal"/>
      <text:p text:style-name="P15"><text:span text:style-name="T16"><draw:g draw:name="Group 33" draw:id="id37" draw:style-name="a50" text:anchor-type="as-char"><svg:title/><svg:desc/><draw:connector draw:type="line" svg:x1="0in" svg:y1="0.36667in" svg:x2="1.25833in" svg:y2="0.36667in" draw:id="id31" draw:style-name="a43" draw:name="Straight Arrow Connector 34"><svg:title/><svg:desc/></draw:connector><draw:custom-shape svg:x="1.26667in" svg:y="0in" svg:width="2.325in" svg:height="0.79167in" draw:id="id32" draw:style-name="a44" draw:name="Rectangle 35"><svg:title/><svg:desc/><draw:enhanced-geometry draw:type="non-primitive" svg:viewBox="0 0 21600 21600" draw:enhanced-path="M 0 0 L 21600 0 21600 21600 0 21600 Z N"/></draw:custom-shape><draw:frame draw:id="id33" draw:style-name="a45" draw:name="Text Box 36" svg:x="1.675in" svg:y="0.23333in" svg:width="1.53333in" svg:height="0.31667in" style:rel-width="scale" style:rel-height="scale"><draw:text-box><text:p text:style-name="P17">Filter</text:p></draw:text-box><svg:title/><svg:desc/></draw:frame><draw:frame draw:id="id34" draw:style-name="a46" draw:name="Text Box 37" svg:x="0.20833in" svg:y="0.08333in" svg:width="1.05in" svg:height="0.29167in" style:rel-width="scale" style:rel-height="scale"><draw:text-box><text:p text:style-name="P18">DAC <text:s/>output</text:p></draw:text-box><svg:title/><svg:desc/></draw:frame><draw:connector draw:type="line" svg:x1="3.59167in" svg:y1="0.46667in" svg:x2="4.85in" svg:y2="0.46667in" draw:id="id35" draw:style-name="a48" draw:name="Straight Arrow Connector 38"><svg:title/><svg:desc/></draw:connector><draw:frame draw:id="id36" draw:style-name="a49" draw:name="Text Box 39" svg:x="3.58333in" svg:y="0.14167in" svg:width="1.05833in" svg:height="0.31667in" style:rel-width="scale" style:rel-height="scale"><draw:text-box><text:p text:style-name="Normal">Filtered DAC</text:p></draw:text-box><svg:title/><svg:desc/></draw:frame></draw:g></text:span></text:p>
      <text:p text:style-name="P19"/>
      <text:h text:style-name="P20" text:outline-level="1"><text:bookmark-start text:name="_System_requirements"/><text:bookmark-end text:name="_System_requirements"/>System requirements</text:h>
      <text:p text:style-name="Normal">UART<text:s/>speed: 57600 1 start, 1 stop, 8 data, no parity</text:p>
      <text:p text:style-name="Normal">UART protocol: RS232</text:p>
      <text:p text:style-name="Normal">UART Host2uC: Not currently implemented</text:p>
      <text:p text:style-name="Normal">UART uC2Host output:</text:p>
      <text:p text:style-name="Normal"><text:tab/>Code debug information as necessary</text:p>
      <text:p text:style-name="Normal"><text:tab/>ADC input read value</text:p>
      <text:p text:style-name="Normal"><text:tab/>DAC output value</text:p>
      <text:p text:style-name="Normal">Vcc: 3v3<text:s/></text:p>
      <text:p text:style-name="Normal">DAC output voltage: 1V pk-pk</text:p>
      <text:p text:style-name="Normal">DAC<text:s/>frequency range: 10Hz to 20kHz</text:p>
      <text:p text:style-name="Normal">DAC waveform: Sine or triangle wave</text:p>
      <text:p text:style-name="Normal">DAC filtering -6dB @ 30kHz??</text:p>
      <text:p text:style-name="Normal">DAC filter type: Sallen and Key</text:p>
      <text:p text:style-name="Normal">Button switch type: Toggle</text:p>
      <text:p text:style-name="Normal">Button function: Switch DAC between triangle and sine wave output</text:p>
      <text:p text:style-name="Normal">Square wave output duty cycle: Fixed 50/50</text:p>
      <text:p text:style-name="Normal">Square wave frequency range: same as DAC</text:p>
      <text:p text:style-name="Normal">Square wave output voltage: 0V or 3V3</text:p>
      <text:p text:style-name="Normal">Square wave peak voltage translation: 3V3 to 1V</text:p>
      <text:p text:style-name="Normal">Square wave voltage translation: resistor divider plus unity gain buffer</text:p>
      <text:p text:style-name="Normal">ADC input voltage range: 0 to 3V3</text:p>
      <text:p text:style-name="Normal">ADC potentiometer range: 0<text:span text:style-name="T21">Ω</text:span><text:s/>to 10k<text:span text:style-name="T22">Ω</text:span></text:p>
      <text:p text:style-name="Normal"><text:tab/>0<text:span text:style-name="T23">Ω</text:span><text:s/>-&gt; 10Hz</text:p>
      <text:p text:style-name="Normal"><text:tab/>10k<text:span text:style-name="T24">Ω</text:span><text:s/>-&gt; 20kHz</text:p>
      <text:p text:style-name="P25"/>
      <text:h text:style-name="Heading1" text:outline-level="1"><text:bookmark-start text:name="_Xmega-E5_Pin_outs"/><text:bookmark-end text:name="_Xmega-E5_Pin_outs"/><text:span text:style-name="T26">Xmega-E5 Pin outs</text:span><text:s/></text:h>
      <text:p text:style-name="Normal">Xmega-E5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onnector &amp; pin</text:p>
          </table:table-cell>
          <table:table-cell table:style-name="TableCell35">
            <text:p text:style-name="P36">Port &amp; Pin</text:p>
          </table:table-cell>
          <table:table-cell table:style-name="TableCell37">
            <text:p text:style-name="P38">Signal name</text:p>
          </table:table-cell>
          <table:table-cell table:style-name="TableCell39">
            <text:p text:style-name="P40">Comment</text:p>
          </table:table-cell>
        </table:table-row>
        <table:table-row table:style-name="TableRow41">
          <table:table-cell table:style-name="TableCell42">
            <text:p text:style-name="P43">J2 - 1</text:p>
          </table:table-cell>
          <table:table-cell table:style-name="TableCell44">
            <text:p text:style-name="P45">PA0</text:p>
          </table:table-cell>
          <table:table-cell table:style-name="TableCell46">
            <text:p text:style-name="P47">ADC0</text:p>
          </table:table-cell>
          <table:table-cell table:style-name="TableCell48">
            <text:p text:style-name="P49">Input</text:p>
          </table:table-cell>
        </table:table-row>
        <table:table-row table:style-name="TableRow50">
          <table:table-cell table:style-name="TableCell51">
            <text:p text:style-name="P52">J2-2</text:p>
          </table:table-cell>
          <table:table-cell table:style-name="TableCell53">
            <text:p text:style-name="P54">PA1</text:p>
          </table:table-cell>
          <table:table-cell table:style-name="TableCell55">
            <text:p text:style-name="P56">GPIO</text:p>
          </table:table-cell>
          <table:table-cell table:style-name="TableCell57">
            <text:p text:style-name="P58">PWM for square wave generation</text:p>
          </table:table-cell>
        </table:table-row>
        <table:table-row table:style-name="TableRow59">
          <table:table-cell table:style-name="TableCell60">
            <text:p text:style-name="P61">J2 - 3</text:p>
          </table:table-cell>
          <table:table-cell table:style-name="TableCell62">
            <text:p text:style-name="P63">PA2</text:p>
          </table:table-cell>
          <table:table-cell table:style-name="TableCell64">
            <text:p text:style-name="P65">DAC0</text:p>
          </table:table-cell>
          <table:table-cell table:style-name="TableCell66">
            <text:p text:style-name="P67">Output</text:p>
          </table:table-cell>
        </table:table-row>
        <table:table-row table:style-name="TableRow68">
          <table:table-cell table:style-name="TableCell69">
            <text:p text:style-name="P70">J2 - 5</text:p>
          </table:table-cell>
          <table:table-cell table:style-name="TableCell71">
            <text:p text:style-name="P72">PD4</text:p>
          </table:table-cell>
          <table:table-cell table:style-name="TableCell73">
            <text:p text:style-name="P74">LED D100</text:p>
          </table:table-cell>
          <table:table-cell table:style-name="TableCell75">
            <text:p text:style-name="P76">Active Low</text:p>
          </table:table-cell>
        </table:table-row>
        <table:table-row table:style-name="TableRow77">
          <table:table-cell table:style-name="TableCell78">
            <text:p text:style-name="P79">J2 -<text:s/>8</text:p>
          </table:table-cell>
          <table:table-cell table:style-name="TableCell80">
            <text:p text:style-name="P81">PD5</text:p>
          </table:table-cell>
          <table:table-cell table:style-name="TableCell82">
            <text:p text:style-name="P83">LED D101</text:p>
          </table:table-cell>
          <table:table-cell table:style-name="TableCell84">
            <text:p text:style-name="P85">Active Low</text:p>
          </table:table-cell>
        </table:table-row>
        <table:table-row table:style-name="TableRow86">
          <table:table-cell table:style-name="TableCell87">
            <text:p text:style-name="P88">J2 - 9</text:p>
          </table:table-cell>
          <table:table-cell table:style-name="TableCell89">
            <text:p text:style-name="P90">-</text:p>
          </table:table-cell>
          <table:table-cell table:style-name="TableCell91">
            <text:p text:style-name="P92">Gnd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J2 - 10</text:p>
          </table:table-cell>
          <table:table-cell table:style-name="TableCell98">
            <text:p text:style-name="P99">-</text:p>
          </table:table-cell>
          <table:table-cell table:style-name="TableCell100">
            <text:p text:style-name="P101">3V3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W0</text:p>
          </table:table-cell>
          <table:table-cell table:style-name="TableCell107">
            <text:p text:style-name="P108">PD0</text:p>
          </table:table-cell>
          <table:table-cell table:style-name="TableCell109">
            <text:p text:style-name="P110">Switch 0</text:p>
          </table:table-cell>
          <table:table-cell table:style-name="TableCell111">
            <text:p text:style-name="P112">Needs internal pullu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2" svg:viewBox="0 0 20 30" svg:d="m10 0-10 30h20z"/>
    <draw:marker draw:name="a38" svg:viewBox="0 0 20 30" svg:d="m10 0-10 30h20z"/>
    <draw:marker draw:name="a47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/>
    <meta:creation-date>2017-07-16T17:03:00Z</meta:creation-date>
    <dc:date>2017-07-16T17:03:00Z</dc:date>
    <meta:template xlink:href="Normal.dotm" xlink:type="simple"/>
    <meta:editing-cycles>1</meta:editing-cycles>
    <meta:editing-duration>PT0S</meta:editing-duration>
    <meta:document-statistic meta:page-count="4" meta:paragraph-count="3" meta:word-count="233" meta:character-count="1561" meta:row-count="11" meta:non-whitespace-character-count="1331"/>
  </office:meta>
</office:document-meta>
</file>